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false" fo:min-height="0.06cm" fo:min-width="12.59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4cm" fo:min-width="11.496cm"/>
    </style:style>
    <style:style style:name="gr8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2.276cm" fo:min-width="9.061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16.09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366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0000ff"/>
    </style:style>
    <style:style style:name="P5" style:family="paragraph">
      <style:paragraph-properties fo:margin-left="0cm" fo:margin-right="0cm" fo:text-indent="0cm"/>
      <style:text-properties fo:font-size="16pt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14pt" style:font-size-asian="18pt" style:font-size-complex="18pt"/>
    </style:style>
    <style:style style:name="P7" style:family="paragraph">
      <style:paragraph-properties fo:margin-left="0cm" fo:margin-right="0cm" fo:text-indent="0cm"/>
      <style:text-properties fo:font-size="12pt" style:font-size-asian="18pt" style:font-size-complex="18pt"/>
    </style:style>
    <style:style style:name="P8" style:family="paragraph">
      <style:paragraph-properties fo:margin-left="0cm" fo:margin-right="0cm" fo:text-indent="0cm"/>
      <style:text-properties fo:color="#0000ff"/>
    </style:style>
    <style:style style:name="P9" style:family="paragraph">
      <style:paragraph-properties fo:margin-left="0cm" fo:margin-right="0cm" fo:text-indent="0cm"/>
      <style:text-properties fo:font-size="13pt" style:font-size-asian="18pt" style:font-size-complex="18pt"/>
    </style:style>
    <style:style style:name="P10" style:family="paragraph">
      <style:text-properties fo:color="#ff0000"/>
    </style:style>
    <style:style style:name="P11" style:family="paragraph">
      <style:paragraph-properties fo:margin-left="0cm" fo:margin-right="0cm" fo:text-indent="0cm"/>
      <style:text-properties fo:font-size="22pt" style:font-size-asian="18pt" style:font-size-complex="18pt"/>
    </style:style>
    <style:style style:name="T1" style:family="text">
      <style:text-properties fo:color="#0000ff"/>
    </style:style>
    <style:style style:name="T2" style:family="text">
      <style:text-properties fo:color="#0000ff" fo:font-size="16pt" style:font-size-asian="18pt" style:font-size-complex="18pt"/>
    </style:style>
    <style:style style:name="T3" style:family="text">
      <style:text-properties fo:font-size="16pt" style:font-size-asian="18pt" style:font-size-complex="18pt"/>
    </style:style>
    <style:style style:name="T4" style:family="text">
      <style:text-properties fo:color="#0000ff" fo:font-size="14pt" style:font-size-asian="18pt" style:font-size-complex="18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color="#0000ff" fo:font-size="12pt" style:font-size-asian="18pt" style:font-size-complex="18pt"/>
    </style:style>
    <style:style style:name="T7" style:family="text">
      <style:text-properties fo:font-size="12pt" style:font-size-asian="18pt" style:font-size-complex="18pt"/>
    </style:style>
    <style:style style:name="T8" style:family="text">
      <style:text-properties fo:color="#0000ff" fo:font-size="13pt" style:font-size-asian="18pt" style:font-size-complex="18pt"/>
    </style:style>
    <style:style style:name="T9" style:family="text">
      <style:text-properties fo:font-size="13pt" style:font-size-asian="18pt" style:font-size-complex="18pt"/>
    </style:style>
    <style:style style:name="T10" style:family="text">
      <style:text-properties fo:color="#000000" fo:font-size="13pt" style:font-size-asian="18pt" style:font-size-complex="18pt"/>
    </style:style>
    <style:style style:name="T11" style:family="text">
      <style:text-properties fo:color="#ff0000"/>
    </style:style>
    <style:style style:name="T12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1" draw:layer="layout" svg:width="4.445cm" svg:height="1.27cm" svg:x="1.488cm" svg:y="10.29cm">
          <text:p text:style-name="P1">START</text:p>
        </draw:ellipse>
        <draw:ellipse draw:style-name="gr2" draw:text-style-name="P2" draw:layer="layout" svg:width="4.445cm" svg:height="1.27cm" svg:x="10.712cm" svg:y="10.29cm">
          <text:p text:style-name="P1">IDLE</text:p>
        </draw:ellipse>
        <draw:ellipse draw:style-name="gr2" draw:text-style-name="P2" draw:layer="layout" svg:width="4.445cm" svg:height="1.27cm" svg:x="23.95cm" svg:y="10.29cm">
          <text:p text:style-name="P1">WAITING</text:p>
        </draw:ellipse>
        <draw:ellipse draw:style-name="gr2" draw:text-style-name="P2" draw:layer="layout" svg:width="4.445cm" svg:height="1.27cm" svg:x="38.767cm" svg:y="10.29cm">
          <text:p text:style-name="P1">CALLING</text:p>
        </draw:ellipse>
        <draw:ellipse draw:style-name="gr2" draw:text-style-name="P2" draw:layer="layout" svg:width="4.445cm" svg:height="1.27cm" svg:x="10.67cm" svg:y="22.263cm">
          <text:p text:style-name="P1">DELETING</text:p>
        </draw:ellipse>
        <draw:ellipse draw:style-name="gr2" draw:text-style-name="P2" draw:layer="layout" svg:width="4.445cm" svg:height="1.27cm" svg:x="39.578cm" svg:y="22.263cm">
          <text:p text:style-name="P1">STOPPING</text:p>
        </draw:ellipse>
        <draw:ellipse draw:style-name="gr1" draw:text-style-name="P1" draw:layer="layout" svg:width="4.445cm" svg:height="1.27cm" svg:x="10.531cm" svg:y="30.75cm">
          <text:p text:style-name="P1">DELETED</text:p>
        </draw:ellipse>
        <draw:line draw:style-name="gr3" draw:text-style-name="P2" draw:layer="layout" svg:x1="5.976cm" svg:y1="10.984cm" svg:x2="10.621cm" svg:y2="10.984cm">
          <text:p text:style-name="P3"/>
        </draw:line>
        <draw:line draw:style-name="gr3" draw:text-style-name="P2" draw:layer="layout" svg:x1="15.176cm" svg:y1="10.984cm" svg:x2="23.835cm" svg:y2="10.984cm">
          <text:p text:style-name="P3"/>
        </draw:line>
        <draw:line draw:style-name="gr3" draw:text-style-name="P2" draw:layer="layout" svg:x1="28.48cm" svg:y1="10.939cm" svg:x2="38.492cm" svg:y2="10.939cm">
          <text:p text:style-name="P3"/>
        </draw:line>
        <draw:line draw:style-name="gr3" draw:text-style-name="P2" draw:layer="layout" svg:x1="40.973cm" svg:y1="11.615cm" svg:x2="40.973cm" svg:y2="22.259cm">
          <text:p text:style-name="P3"/>
        </draw:line>
        <draw:line draw:style-name="gr3" draw:text-style-name="P2" draw:layer="layout" svg:x1="39.394cm" svg:y1="22.89cm" svg:x2="14.996cm" svg:y2="22.89cm">
          <text:p text:style-name="P3"/>
        </draw:line>
        <draw:line draw:style-name="gr3" draw:text-style-name="P2" draw:layer="layout" svg:x1="39.665cm" svg:y1="22.439cm" svg:x2="14.454cm" svg:y2="11.435cm">
          <text:p text:style-name="P3"/>
        </draw:line>
        <draw:line draw:style-name="gr3" draw:text-style-name="P2" draw:layer="layout" svg:x1="38.853cm" svg:y1="11.255cm" svg:x2="14.95cm" svg:y2="22.53cm">
          <text:p text:style-name="P3"/>
        </draw:line>
        <draw:line draw:style-name="gr3" draw:text-style-name="P2" draw:layer="layout" svg:x1="26cm" svg:y1="11.57cm" svg:x2="14.454cm" svg:y2="22.349cm">
          <text:p text:style-name="P3"/>
        </draw:line>
        <draw:path draw:style-name="gr3" draw:text-style-name="P2" draw:layer="layout" svg:width="18.94cm" svg:height="3.497cm" draw:transform="rotate (-1.57795217672896) translate (12.6965412393655cm 11.7510038730938cm)" svg:viewBox="0 0 18941 3498" svg:d="m0-25560c0 0 3272 3450 9270 3497 5186-127 6480-2032 9671-3498">
          <text:p text:style-name="P3"/>
        </draw:path>
        <draw:path draw:style-name="gr3" draw:text-style-name="P2" draw:layer="layout" svg:width="2.659cm" svg:height="1.577cm" svg:x="24.963cm" svg:y="8.774cm" svg:viewBox="0 0 2660 1578" svg:d="m0 1578c0 0 410-1616 1442-1578 956 35 1218 1578 1218 1578">
          <text:p text:style-name="P3"/>
        </draw:path>
        <draw:path draw:style-name="gr3" draw:text-style-name="P2" draw:layer="layout" svg:width="2.659cm" svg:height="1.577cm" svg:x="39.621cm" svg:y="8.684cm" svg:viewBox="0 0 2660 1578" svg:d="m0 1578c0 0 410-1616 1442-1578 956 35 1218 1578 1218 1578">
          <text:p text:style-name="P3"/>
        </draw:path>
        <draw:path draw:style-name="gr3" draw:text-style-name="P2" draw:layer="layout" svg:width="2.659cm" svg:height="1.577cm" draw:transform="rotate (3.1415926535892) translate (27.6240000000028cm 13.1939999999979cm)" svg:viewBox="0 0 2660 1578" svg:d="m2660-24810c0 0-410-1616-1442-1578-956 35-1218 1578-1218 1578">
          <text:p text:style-name="P3"/>
        </draw:path>
        <draw:line draw:style-name="gr3" draw:text-style-name="P2" draw:layer="layout" svg:x1="12.876cm" svg:y1="23.567cm" svg:x2="12.876cm" svg:y2="30.602cm">
          <text:p text:style-name="P3"/>
        </draw:line>
        <draw:path draw:style-name="gr3" draw:text-style-name="P2" draw:layer="layout" svg:width="12.311cm" svg:height="2.209cm" draw:transform="rotate (3.1415926535892) translate (38.898cm 10.578cm)" svg:viewBox="0 0 12312 2210" svg:d="m0-21156c0 0 4853 2225 6584 2210 1645-15 5728-1849 5728-1849">
          <text:p text:style-name="P3"/>
        </draw:path>
        <draw:path draw:style-name="gr3" draw:text-style-name="P2" draw:layer="layout" svg:width="10.509cm" svg:height="1.803cm" draw:transform="rotate (3.1415926535892) translate (24.513cm 10.443cm)" svg:viewBox="0 0 10510 1804" svg:d="m0-20886c0 0 3547 1819 5278 1804 1645-15 5232-1668 5232-1668">
          <text:p text:style-name="P3"/>
        </draw:path>
        <draw:frame draw:style-name="gr4" draw:text-style-name="P4" draw:layer="layout" svg:width="3.499cm" svg:height="0.962cm" svg:x="17.611cm" svg:y="7.646cm">
          <draw:text-box>
            <text:p text:style-name="P3"><text:span text:style-name="T1">stopWatch</text:span></text:p>
          </draw:text-box>
        </draw:frame>
        <draw:frame draw:style-name="gr5" draw:layer="layout" svg:width="0.502cm" svg:height="1.187cm" svg:x="23.564cm" svg:y="6.745cm">
          <draw:text-box>
            <text:p text:style-name="P3"/>
          </draw:text-box>
        </draw:frame>
        <draw:frame draw:style-name="gr4" draw:layer="layout" svg:width="9.095cm" svg:height="0.962cm" svg:x="28.209cm" svg:y="7.422cm">
          <draw:text-box>
            <text:p text:style-name="P3"><text:span text:style-name="T1">processEvent</text:span> – after callbacks</text:p>
          </draw:text-box>
        </draw:frame>
        <draw:frame draw:style-name="gr4" draw:text-style-name="P5" draw:layer="layout" svg:width="8.638cm" svg:height="0.878cm" svg:x="28.458cm" svg:y="10.061cm">
          <draw:text-box>
            <text:p text:style-name="P3"><text:span text:style-name="T2">processEvent</text:span><text:span text:style-name="T3"> – before callbacks</text:span></text:p>
          </draw:text-box>
        </draw:frame>
        <draw:frame draw:style-name="gr4" draw:text-style-name="P6" draw:layer="layout" svg:width="9.498cm" svg:height="0.806cm" svg:x="14.727cm" svg:y="10.983cm">
          <draw:text-box>
            <text:p text:style-name="P3"><text:span text:style-name="T4">startWatch</text:span><text:span text:style-name="T5"> – calls poller-&gt;monitorHandle</text:span></text:p>
          </draw:text-box>
        </draw:frame>
        <draw:frame draw:style-name="gr6" draw:text-style-name="P7" draw:layer="layout" svg:width="12.512cm" svg:height="0.725cm" draw:transform="rotate (0.752760506385012) translate (14.194cm 21.269cm)">
          <draw:text-box>
            <text:p text:style-name="P3"><text:span text:style-name="T6">doDelete</text:span><text:span text:style-name="T7"> – poller-&gt;interrupt, poller-&gt;unregisterHandle</text:span></text:p>
          </draw:text-box>
        </draw:frame>
        <draw:frame draw:style-name="gr4" draw:text-style-name="P8" draw:layer="layout" svg:width="3.038cm" svg:height="0.962cm" draw:transform="rotate (1.56276781223543) translate (8.038cm 21.977cm)">
          <draw:text-box>
            <text:p text:style-name="P3"><text:span text:style-name="T1">doDelete</text:span></text:p>
          </draw:text-box>
        </draw:frame>
        <draw:frame draw:style-name="gr7" draw:text-style-name="P3" draw:layer="layout" svg:width="10.486cm" svg:height="2.504cm" svg:x="13.417cm" svg:y="25.054cm">
          <draw:text-box>
            <text:p text:style-name="P3"><text:span text:style-name="T1">doDelete</text:span> – swaps callbacks with interrupted callbacks, then processes callbacks</text:p>
          </draw:text-box>
        </draw:frame>
        <draw:frame draw:style-name="gr4" draw:text-style-name="P8" draw:layer="layout" svg:width="3.038cm" svg:height="0.962cm" draw:transform="rotate (-0.00139626340278134) translate (24.941cm 21.828cm)">
          <draw:text-box>
            <text:p text:style-name="P3"><text:span text:style-name="T1">doDelete</text:span></text:p>
          </draw:text-box>
        </draw:frame>
        <draw:frame draw:style-name="gr4" draw:layer="layout" svg:width="9.095cm" svg:height="0.962cm" draw:transform="rotate (-0.413293966873366) translate (29.643cm 16.708cm)">
          <draw:text-box>
            <text:p text:style-name="P3"><text:span text:style-name="T1">processEvent</text:span> – after callbacks</text:p>
          </draw:text-box>
        </draw:frame>
        <draw:frame draw:style-name="gr4" draw:text-style-name="P4" draw:layer="layout" svg:width="3.499cm" svg:height="0.962cm" draw:transform="rotate (-1.57830124257936) translate (42.179cm 14.401cm)">
          <draw:text-box>
            <text:p text:style-name="P3"><text:span text:style-name="T1">stopWatch</text:span></text:p>
          </draw:text-box>
        </draw:frame>
        <draw:frame draw:style-name="gr6" draw:text-style-name="P6" draw:layer="layout" svg:width="8.592cm" svg:height="0.806cm" draw:transform="rotate (0.432492588644113) translate (27.925cm 15.291cm)">
          <draw:text-box>
            <text:p text:style-name="P3"><text:span text:style-name="T4">doDelete</text:span><text:span text:style-name="T5"> – poller-&gt;unregisterHandle</text:span></text:p>
          </draw:text-box>
        </draw:frame>
        <draw:frame draw:style-name="gr7" draw:text-style-name="P7" draw:layer="layout" svg:width="5.886cm" svg:height="2.504cm" svg:x="23.654cm" svg:y="13.147cm">
          <draw:text-box>
            <text:p text:style-name="P3"><text:span text:style-name="T6">processEvent</text:span><text:span text:style-name="T7"> – swaps callbacks with interrupted callbacks, then processes callbacks</text:span></text:p>
          </draw:text-box>
        </draw:frame>
        <draw:frame draw:style-name="gr8" draw:text-style-name="P9" draw:layer="layout" svg:width="12.977cm" svg:height="2.811cm" svg:x="27.014cm" svg:y="1.668cm">
          <draw:text-box>
            <text:p text:style-name="P3"><text:span text:style-name="T8">call</text:span><text:span text:style-name="T9"> – stores callbacks as interrupted, </text:span></text:p>
            <text:p text:style-name="P3"><text:span text:style-name="T9">and tells poller to interrupt.</text:span></text:p>
            <text:p text:style-name="P3"><text:span text:style-name="T8">stopWatch calls </text:span><text:span text:style-name="T10">poller-&gt;{unregisterHandle, reset}</text:span></text:p>
            <text:p text:style-name="P3"><text:span text:style-name="T8">rewatch, rewatch{Read,Write}</text:span><text:span text:style-name="T10"> calls poller-&gt;MonitorHandle</text:span></text:p>
            <text:p text:style-name="P3"><text:span text:style-name="T8">unwatch, unwatch{Read,Write}</text:span><text:span text:style-name="T10"> calls poller-&gt;unmonitorHandle</text:span></text:p>
          </draw:text-box>
        </draw:frame>
        <draw:line draw:style-name="gr9" draw:text-style-name="P2" draw:layer="layout" svg:x1="26.383cm" svg:y1="8.795cm" svg:x2="31.479cm" svg:y2="4.51cm">
          <text:p text:style-name="P3"/>
        </draw:line>
        <draw:line draw:style-name="gr9" draw:text-style-name="P2" draw:layer="layout" svg:x1="40.86cm" svg:y1="8.705cm" svg:x2="32.832cm" svg:y2="4.601cm">
          <text:p text:style-name="P3"/>
        </draw:line>
        <draw:frame draw:style-name="gr4" draw:text-style-name="P10" draw:layer="layout" svg:width="14.519cm" svg:height="0.962cm" svg:x="3.203cm" svg:y="5.321cm">
          <draw:text-box>
            <text:p text:style-name="P3"><text:span text:style-name="T11">Please note that this is not design documentation.</text:span></text:p>
          </draw:text-box>
        </draw:frame>
        <draw:frame draw:style-name="gr4" draw:text-style-name="P10" draw:layer="layout" svg:width="8.943cm" svg:height="0.962cm" svg:x="6.316cm" svg:y="6.988cm">
          <draw:text-box>
            <text:p text:style-name="P3"><text:span text:style-name="T11">Last updated 17 March, 2010.</text:span></text:p>
          </draw:text-box>
        </draw:frame>
        <draw:frame draw:style-name="gr10" draw:text-style-name="P11" draw:layer="layout" svg:width="17.904cm" svg:height="1.119cm" svg:x="1.534cm" svg:y="1.533cm">
          <draw:text-box>
            <text:p text:style-name="P3"><text:span text:style-name="T12">DispatchHandle state machine and side effects.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4" draw:text-style-name="P4" draw:layer="layout" svg:width="3.537cm" svg:height="0.962cm" svg:x="10.532cm" svg:y="8.929cm">
          <draw:text-box>
            <text:p text:style-name="P8"><text:span text:style-name="T1">startWatch</text:span></text:p>
          </draw:text-box>
        </draw:frame>
        <draw:frame draw:style-name="gr11" draw:text-style-name="P3" draw:layer="layout" svg:width="16.889cm" svg:height="1.673cm" svg:x="18.064cm" svg:y="8.84cm">
          <draw:text-box>
            <text:p text:style-name="P3">Registers this with the poller, sets the direction for the poller to monitor, and starts the poller monitoring.</text:p>
          </draw:text-box>
        </draw:frame>
        <draw:frame draw:style-name="gr4" draw:text-style-name="P4" draw:layer="layout" svg:width="2.725cm" svg:height="0.962cm" svg:x="10.533cm" svg:y="11.884cm">
          <draw:text-box>
            <text:p text:style-name="P8"><text:span text:style-name="T1">rewatch</text:span></text:p>
          </draw:text-box>
        </draw:frame>
        <draw:frame draw:style-name="gr11" draw:text-style-name="P3" draw:layer="layout" svg:width="16.889cm" svg:height="1.673cm" svg:x="17.84cm" svg:y="11.795cm">
          <draw:text-box>
            <text:p text:style-name="P3">If there are callbacks, sets poller direction, and starts it monitoring this.</text:p>
          </draw:text-box>
        </draw:frame>
        <draw:frame draw:style-name="gr4" draw:text-style-name="P4" draw:layer="layout" svg:width="6.319cm" svg:height="0.962cm" svg:x="10.534cm" svg:y="14.524cm">
          <draw:text-box>
            <text:p text:style-name="P8"><text:span text:style-name="T1">rewatch{Read,Write}</text:span></text:p>
          </draw:text-box>
        </draw:frame>
        <draw:frame draw:style-name="gr11" draw:text-style-name="P3" draw:layer="layout" svg:width="16.889cm" svg:height="0.962cm" svg:x="17.66cm" svg:y="14.548cm">
          <draw:text-box>
            <text:p text:style-name="P3">Same as reWatch, but only for specified directions.</text:p>
          </draw:text-box>
        </draw:frame>
        <draw:frame draw:style-name="gr4" draw:text-style-name="P4" draw:layer="layout" svg:width="2.873cm" svg:height="0.962cm" svg:x="10.534cm" svg:y="16.702cm">
          <draw:text-box>
            <text:p text:style-name="P8"><text:span text:style-name="T1">unwatch</text:span></text:p>
          </draw:text-box>
        </draw:frame>
        <draw:frame draw:style-name="gr11" draw:text-style-name="P3" draw:layer="layout" svg:width="16.889cm" svg:height="0.962cm" svg:x="17.772cm" svg:y="16.613cm">
          <draw:text-box>
            <text:p text:style-name="P3">Stops the poller monitoring this for input and output.</text:p>
          </draw:text-box>
        </draw:frame>
        <draw:frame draw:style-name="gr4" draw:text-style-name="P4" draw:layer="layout" svg:width="6.467cm" svg:height="0.962cm" svg:x="10.535cm" svg:y="18.89cm">
          <draw:text-box>
            <text:p text:style-name="P8"><text:span text:style-name="T1">unwatch{Read,Write}</text:span></text:p>
          </draw:text-box>
        </draw:frame>
        <draw:frame draw:style-name="gr11" draw:text-style-name="P3" draw:layer="layout" svg:width="16.889cm" svg:height="0.962cm" svg:x="17.435cm" svg:y="18.801cm">
          <draw:text-box>
            <text:p text:style-name="P3">Same as unwatch, but for specified direction.</text:p>
          </draw:text-box>
        </draw:frame>
        <draw:frame draw:style-name="gr4" draw:text-style-name="P4" draw:layer="layout" svg:width="3.499cm" svg:height="0.962cm" svg:x="10.536cm" svg:y="21.033cm">
          <draw:text-box>
            <text:p text:style-name="P8"><text:span text:style-name="T1">stopWatch</text:span></text:p>
          </draw:text-box>
        </draw:frame>
        <draw:frame draw:style-name="gr11" draw:text-style-name="P3" draw:layer="layout" svg:width="16.889cm" svg:height="0.962cm" svg:x="17.436cm" svg:y="20.944cm">
          <draw:text-box>
            <text:p text:style-name="P3">Unregisters this handle, and resets the poller.</text:p>
          </draw:text-box>
        </draw:frame>
        <draw:frame draw:style-name="gr4" draw:text-style-name="P4" draw:layer="layout" svg:width="1.45cm" svg:height="0.962cm" svg:x="10.537cm" svg:y="22.883cm">
          <draw:text-box>
            <text:p text:style-name="P8"><text:span text:style-name="T1">call</text:span></text:p>
          </draw:text-box>
        </draw:frame>
        <draw:frame draw:style-name="gr11" draw:text-style-name="P3" draw:layer="layout" svg:width="16.889cm" svg:height="1.673cm" svg:x="17.437cm" svg:y="22.794cm">
          <draw:text-box>
            <text:p text:style-name="P3">Accepts a new callback, pushes it onto interruptedCallbacks, and then interrupts the poller.</text:p>
          </draw:text-box>
        </draw:frame>
        <draw:frame draw:style-name="gr4" draw:text-style-name="P4" draw:layer="layout" svg:width="3.038cm" svg:height="0.962cm" svg:x="10.538cm" svg:y="25.824cm">
          <draw:text-box>
            <text:p text:style-name="P8"><text:span text:style-name="T1">doDelete</text:span></text:p>
          </draw:text-box>
        </draw:frame>
        <draw:frame draw:style-name="gr11" draw:text-style-name="P3" draw:layer="layout" svg:width="16.889cm" svg:height="1.673cm" svg:x="17.438cm" svg:y="25.735cm">
          <draw:text-box>
            <text:p text:style-name="P3">In IDLE state, deletes this. <text:s/>Otherwise messes with poller, and sets state to DELETING.</text:p>
          </draw:text-box>
        </draw:frame>
        <draw:frame draw:style-name="gr12" draw:text-style-name="P3" draw:layer="layout" svg:width="5.789cm" svg:height="0.962cm" svg:x="6.629cm" svg:y="3.518cm">
          <draw:text-box>
            <text:p text:style-name="P3">Function synops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8.26cm" fo:page-height="33.0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8$Build-9364</meta:generator>
    <meta:initial-creator>michael goulish</meta:initial-creator>
    <meta:creation-date>2010-03-16T15:24:24</meta:creation-date>
    <dc:creator>michael goulish</dc:creator>
    <dc:date>2010-03-17T01:10:19</dc:date>
    <meta:editing-cycles>28</meta:editing-cycles>
    <meta:editing-duration>PT9H28M39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